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4.5pt" style:use-optimal-column-width="false"/>
    </style:style>
    <style:style style:name="ACOL-2" style:family="table-column">
      <style:table-column-properties style:column-width="55.5pt" style:use-optimal-column-width="false"/>
    </style:style>
    <style:style style:name="ACOL-3" style:family="table-column">
      <style:table-column-properties style:column-width="85.5pt" style:use-optimal-column-width="false"/>
    </style:style>
    <style:style style:name="ACOL-4" style:family="table-column">
      <style:table-column-properties style:column-width="105.75pt" style:use-optimal-column-width="false"/>
    </style:style>
    <style:style style:name="ACOL-5" style:family="table-column">
      <style:table-column-properties style:column-width="116.25pt" style:use-optimal-column-width="false"/>
    </style:style>
    <style:style style:name="ACOL-6" style:family="table-column">
      <style:table-column-properties style:column-width="82.5pt" style:use-optimal-column-width="false"/>
    </style:style>
    <style:style style:name="ACOL-7" style:family="table-column">
      <style:table-column-properties style:column-width="99pt" style:use-optimal-column-width="false"/>
    </style:style>
    <style:style style:name="ACOL-8" style:family="table-column"/>
    <style:style style:name="ACOL-9" style:family="table-column">
      <style:table-column-properties style:column-width="81.80787401574803pt" style:use-optimal-column-width="true"/>
    </style:style>
    <style:style style:name="ACOL-10" style:family="table-column">
      <style:table-column-properties style:column-width="192pt" style:use-optimal-column-width="false"/>
    </style:style>
    <style:style style:name="ACOL-11" style:family="table-column">
      <style:table-column-properties style:column-width="69pt" style:use-optimal-column-width="true"/>
    </style:style>
    <style:style style:name="ACOL-12" style:family="table-column">
      <style:table-column-properties style:column-width="81.75pt" style:use-optimal-column-width="false"/>
    </style:style>
    <style:style style:name="ACOL-13" style:family="table-column">
      <style:table-column-properties style:column-width="84.75pt" style:use-optimal-column-width="false"/>
    </style:style>
    <style:style style:name="ACOL-14" style:family="table-column">
      <style:table-column-properties style:column-width="80.25pt" style:use-optimal-column-width="false"/>
    </style:style>
    <style:style style:name="ACOL-15" style:family="table-column">
      <style:table-column-properties style:column-width="93.75pt" style:use-optimal-column-width="false"/>
    </style:style>
    <style:style style:name="ACOL-16" style:family="table-column">
      <style:table-column-properties style:column-width="92.25pt" style:use-optimal-column-width="false"/>
    </style:style>
    <style:style style:name="ACOL-17" style:family="table-column">
      <style:table-column-properties style:column-width="63.75pt" style:use-optimal-column-width="true"/>
    </style:style>
    <style:style style:name="ACOL-18" style:family="table-column">
      <style:table-column-properties style:column-width="75pt" style:use-optimal-column-width="false"/>
    </style:style>
    <style:style style:name="ACOL-19" style:family="table-column">
      <style:table-column-properties style:column-width="216pt" style:use-optimal-column-width="false"/>
    </style:style>
    <style:style style:name="ACOL-20" style:family="table-column">
      <style:table-column-properties style:column-width="246.75pt" style:use-optimal-column-width="false"/>
    </style:style>
    <style:style style:name="ACOL-21" style:family="table-column">
      <style:table-column-properties style:column-width="204.75pt" style:use-optimal-column-width="false"/>
    </style:style>
    <style:style style:name="ACOL-22" style:family="table-column">
      <style:table-column-properties style:column-width="109.5pt" style:use-optimal-column-width="false"/>
    </style:style>
    <style:style style:name="ACOL-23" style:family="table-column">
      <style:table-column-properties style:column-width="125.25pt" style:use-optimal-column-width="false"/>
    </style:style>
    <style:style style:name="ACOL-24" style:family="table-column">
      <style:table-column-properties style:column-width="87pt" style:use-optimal-column-width="false"/>
    </style:style>
    <style:style style:name="AROW-1" style:family="table-row">
      <style:table-row-properties style:row-height="75.75pt" style:use-optimal-row-height="true"/>
    </style:style>
    <style:style style:name="AROW-2" style:family="table-row">
      <style:table-row-properties style:row-height="18.75pt" style:use-optimal-row-height="true"/>
    </style:style>
    <style:style style:name="AROW-3" style:family="table-row"/>
    <style:style style:name="AROW-4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V" table:style-name="ta-0" table:print="true">
        <office:forms form:automatic-focus="false" form:apply-design-mode="false">
          <form:form/>
        </office:forms>
        <table:table-column table:default-cell-style-name="ACE-5" table:style-name="ACOL-1"/>
        <table:table-column table:default-cell-style-name="ACE-5" table:style-name="ACOL-2"/>
        <table:table-column table:default-cell-style-name="ACE-5" table:style-name="ACOL-0"/>
        <table:table-column table:default-cell-style-name="ACE-5" table:style-name="ACOL-3"/>
        <table:table-column table:default-cell-style-name="ACE-5" table:style-name="ACOL-4"/>
        <table:table-column table:default-cell-style-name="ACE-5" table:style-name="ACOL-5"/>
        <table:table-column table:default-cell-style-name="ACE-5" table:style-name="ACOL-6"/>
        <table:table-column table:default-cell-style-name="ACE-5" table:style-name="ACOL-7"/>
        <table:table-column table:default-cell-style-name="ACE-5" table:style-name="ACOL-0"/>
        <table:table-column table:default-cell-style-name="ACE-5" table:style-name="ACOL-0" table:number-columns-repeated="11"/>
        <table:table-column table:default-cell-style-name="ACE-5" table:style-name="ACOL-9"/>
        <table:table-column table:default-cell-style-name="ACE-5" table:style-name="ACOL-0" table:number-columns-repeated="989"/>
        <table:table-column table:style-name="ACOL-0" table:number-columns-repeated="14"/>
        <table:table-row table:style-name="AROW-1">
          <table:table-cell table:number-rows-spanned="2" table:style-name="ACE-0" office:value-type="string">
            <text:p>Модель</text:p>
          </table:table-cell>
          <table:table-cell table:number-columns-spanned="2" table:style-name="ACE-7" office:value-type="string">
            <text:p>Мощность</text:p>
          </table:table-cell>
          <table:covered-table-cell/>
          <table:table-cell table:number-rows-spanned="2" table:style-name="ACE-7" office:value-type="string">
            <text:p>Производительность</text:p>
          </table:table-cell>
          <table:table-cell table:number-rows-spanned="2" table:style-name="ACE-7" office:value-type="string">
            <text:p>Неподвижная режущая пластина (шт.)</text:p>
          </table:table-cell>
          <table:table-cell table:number-rows-spanned="2" table:style-name="ACE-7" office:value-type="string">
            <text:p>Дисковая режущая пластина (шт.)</text:p>
          </table:table-cell>
          <table:table-cell table:number-rows-spanned="2" table:style-name="ACE-7" office:value-type="string">
            <text:p>Размер загрузочного окна</text:p>
          </table:table-cell>
          <table:table-cell table:number-rows-spanned="2" table:style-name="ACE-7" office:value-type="string">
            <text:p>Габариты дробилки</text:p>
          </table:table-cell>
          <table:table-cell table:number-rows-spanned="2" table:style-name="ACE-7" office:value-type="string">
            <text:p>Вес нетто</text:p>
          </table:table-cell>
          <table:table-cell table:style-name="ACE-5"/>
          <table:table-cell table:number-columns-repeated="10" table:style-name="ACE-8"/>
          <table:table-cell table:style-name="ACE-5"/>
          <table:table-cell table:number-columns-repeated="4" table:style-name="ACE-8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covered-table-cell/>
          <table:table-cell table:style-name="ACE-2" office:value-type="string">
            <text:p>кВт</text:p>
          </table:table-cell>
          <table:table-cell table:style-name="ACE-2" office:value-type="string">
            <text:p>л.с.</text:p>
          </table:table-cell>
          <table:covered-table-cell table:number-columns-repeated="6"/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Y-10HP</text:p>
          </table:table-cell>
          <table:table-cell table:style-name="ACE-2" office:value-type="float" office:value="7.5">
            <text:p>7,5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200~400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360x260</text:p>
          </table:table-cell>
          <table:table-cell table:style-name="ACE-2" office:value-type="string">
            <text:p>106x83x144</text:p>
          </table:table-cell>
          <table:table-cell table:style-name="ACE-2" office:value-type="float" office:value="540">
            <text:p>54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D-10HP</text:p>
          </table:table-cell>
          <table:table-cell table:style-name="ACE-2" office:value-type="float" office:value="7.5">
            <text:p>7,5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170~340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360x260</text:p>
          </table:table-cell>
          <table:table-cell table:style-name="ACE-2" office:value-type="string">
            <text:p>106x83x144</text:p>
          </table:table-cell>
          <table:table-cell table:style-name="ACE-2" office:value-type="float" office:value="525">
            <text:p>525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Y-15HP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300~500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420x280</text:p>
          </table:table-cell>
          <table:table-cell table:style-name="ACE-2" office:value-type="string">
            <text:p>127x90x160</text:p>
          </table:table-cell>
          <table:table-cell table:style-name="ACE-2" office:value-type="float" office:value="795">
            <text:p>795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D-15HP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255~420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420x280</text:p>
          </table:table-cell>
          <table:table-cell table:style-name="ACE-2" office:value-type="string">
            <text:p>127x90x160</text:p>
          </table:table-cell>
          <table:table-cell table:style-name="ACE-2" office:value-type="float" office:value="765">
            <text:p>765</text:p>
          </table:table-cell>
          <table:table-cell table:style-name="ACE-6"/>
          <table:table-cell table:number-columns-repeated="10" table:style-name="ACE-1"/>
          <table:table-cell table:style-name="ACE-6"/>
          <table:table-cell table:number-columns-repeated="2" table:style-name="ACE-1"/>
          <table:table-cell table:style-name="ACE-6"/>
          <table:table-cell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Y-20HP</text:p>
          </table:table-cell>
          <table:table-cell table:style-name="ACE-2" office:value-type="float" office:value="15">
            <text:p>15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350~550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4">
            <text:p>24</text:p>
          </table:table-cell>
          <table:table-cell table:style-name="ACE-2" office:value-type="string">
            <text:p>480x330</text:p>
          </table:table-cell>
          <table:table-cell table:style-name="ACE-2" office:value-type="string">
            <text:p>137x96x179</text:p>
          </table:table-cell>
          <table:table-cell table:style-name="ACE-2" office:value-type="float" office:value="1040">
            <text:p>104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D-20HP</text:p>
          </table:table-cell>
          <table:table-cell table:style-name="ACE-2" office:value-type="float" office:value="15">
            <text:p>15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300~460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480x330</text:p>
          </table:table-cell>
          <table:table-cell table:style-name="ACE-2" office:value-type="string">
            <text:p>137x96x179</text:p>
          </table:table-cell>
          <table:table-cell table:style-name="ACE-2" office:value-type="float" office:value="980">
            <text:p>98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Y-30HP</text:p>
          </table:table-cell>
          <table:table-cell table:style-name="ACE-2" office:value-type="float" office:value="22">
            <text:p>22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500~800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660x350</text:p>
          </table:table-cell>
          <table:table-cell table:style-name="ACE-2" office:value-type="string">
            <text:p>157x126x200</text:p>
          </table:table-cell>
          <table:table-cell table:style-name="ACE-2" office:value-type="float" office:value="1700">
            <text:p>170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D-30HP</text:p>
          </table:table-cell>
          <table:table-cell table:style-name="ACE-2" office:value-type="float" office:value="22">
            <text:p>22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420~680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660x350</text:p>
          </table:table-cell>
          <table:table-cell table:style-name="ACE-2" office:value-type="string">
            <text:p>157x126x200</text:p>
          </table:table-cell>
          <table:table-cell table:style-name="ACE-2" office:value-type="float" office:value="1640">
            <text:p>164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Y-50HP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2" office:value-type="string">
            <text:p>800~1200</text:p>
          </table:table-cell>
          <table:table-cell table:style-name="ACE-2" office:value-type="float" office:value="4">
            <text:p>4</text:p>
          </table:table-cell>
          <table:table-cell table:style-name="ACE-3" office:value-type="float" office:value="27">
            <text:p>27</text:p>
          </table:table-cell>
          <table:table-cell table:style-name="ACE-2" office:value-type="string">
            <text:p>720x500</text:p>
          </table:table-cell>
          <table:table-cell table:style-name="ACE-2" office:value-type="string">
            <text:p>187x139x248</text:p>
          </table:table-cell>
          <table:table-cell table:style-name="ACE-2" office:value-type="float" office:value="2750">
            <text:p>2750</text:p>
          </table:table-cell>
          <table:table-cell table:number-columns-repeated="15" table:style-name="ACE-1"/>
          <table:table-cell table:number-columns-repeated="986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D-50HP</text:p>
          </table:table-cell>
          <table:table-cell table:style-name="ACE-2" office:value-type="float" office:value="37">
            <text:p>37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680~1000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720x500</text:p>
          </table:table-cell>
          <table:table-cell table:style-name="ACE-2" office:value-type="string">
            <text:p>187x139x248</text:p>
          </table:table-cell>
          <table:table-cell table:style-name="ACE-2" office:value-type="float" office:value="2700">
            <text:p>2700</text:p>
          </table:table-cell>
          <table:table-cell table:number-columns-repeated="13" table:style-name="ACE-1"/>
          <table:table-cell table:number-columns-repeated="2" table:style-name="ACE-6"/>
          <table:table-cell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Y-75HP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850~1300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910x820</text:p>
          </table:table-cell>
          <table:table-cell table:style-name="ACE-2" office:value-type="string">
            <text:p>236x192x370</text:p>
          </table:table-cell>
          <table:table-cell table:style-name="ACE-2" office:value-type="float" office:value="5400">
            <text:p>540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D-75HP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700~1200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910x820</text:p>
          </table:table-cell>
          <table:table-cell table:style-name="ACE-2" office:value-type="string">
            <text:p>236x192x370</text:p>
          </table:table-cell>
          <table:table-cell table:style-name="ACE-2" office:value-type="float" office:value="4980">
            <text:p>498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Y-100HP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1000~1500</text:p>
          </table:table-cell>
          <table:table-cell table:style-name="ACE-2" office:value-type="float" office:value="6">
            <text:p>6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1050x820</text:p>
          </table:table-cell>
          <table:table-cell table:style-name="ACE-2" office:value-type="string">
            <text:p>251x206x370</text:p>
          </table:table-cell>
          <table:table-cell table:style-name="ACE-2" office:value-type="float" office:value="6250">
            <text:p>625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style-name="ACE-2" office:value-type="string">
            <text:p>VGD-100HP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850~1400</text:p>
          </table:table-cell>
          <table:table-cell table:style-name="ACE-2" office:value-type="float" office:value="6">
            <text:p>6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1050x820</text:p>
          </table:table-cell>
          <table:table-cell table:style-name="ACE-2" office:value-type="string">
            <text:p>251x206x370</text:p>
          </table:table-cell>
          <table:table-cell table:style-name="ACE-2" office:value-type="float" office:value="5800">
            <text:p>5800</text:p>
          </table:table-cell>
          <table:table-cell table:number-columns-repeated="16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2">
          <table:table-cell table:number-columns-repeated="3" table:style-name="ACE-2"/>
          <table:table-cell table:style-name="Gnumeric-default"/>
          <table:table-cell table:number-columns-repeated="3" table:style-name="ACE-2"/>
          <table:table-cell table:number-columns-repeated="18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0" table:number-rows-repeated="2">
          <table:table-cell table:number-columns-repeated="7" table:style-name="ACE-2"/>
          <table:table-cell table:number-columns-repeated="16" table:style-name="ACE-1"/>
          <table:table-cell table:style-name="ACE-6"/>
          <table:table-cell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0">
          <table:table-cell table:number-columns-repeated="7" table:style-name="ACE-2"/>
          <table:table-cell table:style-name="ACE-1"/>
          <table:table-cell table:style-name="ACE-5"/>
          <table:table-cell table:number-columns-repeated="14" table:style-name="ACE-1"/>
          <table:table-cell table:style-name="ACE-6"/>
          <table:table-cell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0">
          <table:table-cell table:number-columns-repeated="6" table:style-name="ACE-3"/>
          <table:table-cell table:style-name="ACE-2"/>
          <table:table-cell table:number-columns-repeated="18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0">
          <table:table-cell table:number-columns-repeated="5" table:style-name="ACE-2"/>
          <table:table-cell table:style-name="ACE-3"/>
          <table:table-cell table:style-name="ACE-2"/>
          <table:table-cell table:number-columns-repeated="18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0" table:number-rows-repeated="2">
          <table:table-cell table:number-columns-repeated="7" table:style-name="ACE-2"/>
          <table:table-cell table:number-columns-repeated="18"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0">
          <table:table-cell table:number-columns-repeated="7" table:style-name="ACE-2"/>
          <table:table-cell table:number-columns-repeated="2" table:style-name="ACE-1"/>
          <table:table-cell table:number-columns-repeated="11" table:style-name="ACE-5"/>
          <table:table-cell table:style-name="ACE-1"/>
          <table:table-cell table:number-columns-repeated="2" table:style-name="ACE-6"/>
          <table:table-cell table:style-name="ACE-1"/>
          <table:table-cell table:style-name="ACE-6"/>
          <table:table-cell table:number-columns-repeated="985" table:style-name="ACE-5"/>
          <table:table-cell table:number-columns-repeated="14" table:style-name="Gnumeric-default"/>
        </table:table-row>
        <table:table-row table:style-name="AROW-0" table:number-rows-repeated="2">
          <table:table-cell table:number-columns-repeated="7" table:style-name="ACE-2"/>
          <table:table-cell table:number-columns-repeated="2" table:style-name="ACE-1"/>
          <table:table-cell table:number-columns-repeated="11" table:style-name="ACE-5"/>
          <table:table-cell table:style-name="ACE-1"/>
          <table:table-cell table:number-columns-repeated="3" table:style-name="ACE-6"/>
          <table:table-cell table:style-name="ACE-1"/>
          <table:table-cell table:number-columns-repeated="985" table:style-name="ACE-5"/>
          <table:table-cell table:number-columns-repeated="14" table:style-name="Gnumeric-default"/>
        </table:table-row>
        <table:table-row table:style-name="AROW-0" table:number-rows-repeated="2">
          <table:table-cell table:number-columns-repeated="7" table:style-name="ACE-2"/>
          <table:table-cell table:number-columns-repeated="2" table:style-name="ACE-1"/>
          <table:table-cell table:number-columns-repeated="1001" table:style-name="ACE-5"/>
          <table:table-cell table:number-columns-repeated="14" table:style-name="Gnumeric-default"/>
        </table:table-row>
        <table:table-row table:style-name="AROW-0" table:number-rows-repeated="2">
          <table:table-cell table:number-columns-repeated="6" table:style-name="ACE-2"/>
          <table:table-cell table:style-name="ACE-3"/>
          <table:table-cell table:number-columns-repeated="1003" table:style-name="ACE-5"/>
          <table:table-cell table:number-columns-repeated="14" table:style-name="Gnumeric-default"/>
        </table:table-row>
        <table:table-row table:style-name="AROW-0" table:number-rows-repeated="2">
          <table:table-cell table:style-name="ACE-2"/>
          <table:table-cell table:number-columns-repeated="6" table:style-name="ACE-3"/>
          <table:table-cell table:number-columns-repeated="1003" table:style-name="ACE-5"/>
          <table:table-cell table:number-columns-repeated="14" table:style-name="Gnumeric-default"/>
        </table:table-row>
        <table:table-row table:style-name="AROW-0" table:number-rows-repeated="32">
          <table:table-cell table:number-columns-repeated="7" table:style-name="ACE-3"/>
          <table:table-cell table:number-columns-repeated="1003" table:style-name="ACE-5"/>
          <table:table-cell table:number-columns-repeated="14" table:style-name="Gnumeric-default"/>
        </table:table-row>
        <table:table-row table:style-name="AROW-0" table:number-rows-repeated="1048510">
          <table:table-cell table:number-columns-repeated="1024"/>
        </table:table-row>
        <table:table-row table:style-name="AROW-0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V'.$A$1"/>
          <table:named-expression table:name="Sheet_Title" table:expression="of:=&quot;V&quot;" table:base-cell-address="$'V'.$A$1"/>
        </table:named-expressions>
        <gnm:selections gnm:cursor-col="7" gnm:cursor-row="17">
          <gnm:selection gnm:start-col="7" gnm:start-row="17" gnm:end-col="7" gnm:end-row="17"/>
        </gnm:selections>
      </table:table>
      <table:table table:name="WSGP" table:style-name="ta-1" table:print="true">
        <office:forms form:automatic-focus="false" form:apply-design-mode="false">
          <form:form/>
        </office:forms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13"/>
        <table:table-column table:default-cell-style-name="ACE-9" table:style-name="ACOL-14"/>
        <table:table-column table:default-cell-style-name="ACE-9" table:style-name="ACOL-1"/>
        <table:table-column table:default-cell-style-name="ACE-9" table:style-name="ACOL-15"/>
        <table:table-column table:default-cell-style-name="ACE-9" table:style-name="ACOL-16"/>
        <table:table-column table:default-cell-style-name="ACE-9" table:style-name="ACOL-0" table:number-columns-repeated="7"/>
        <table:table-column table:default-cell-style-name="ACE-11" table:style-name="ACOL-0" table:number-columns-repeated="113"/>
        <table:table-row table:style-name="AROW-2">
          <table:table-cell table:number-columns-spanned="2" table:style-name="ACE-9" office:value-type="string">
            <text:p>Модель</text:p>
          </table:table-cell>
          <table:covered-table-cell/>
          <table:table-cell table:style-name="ACE-10" office:value-type="string">
            <text:p>WSGP230</text:p>
          </table:table-cell>
          <table:table-cell table:style-name="ACE-10" office:value-type="string">
            <text:p>WSGP300</text:p>
          </table:table-cell>
          <table:table-cell table:style-name="ACE-10" office:value-type="string">
            <text:p>WSGP400</text:p>
          </table:table-cell>
          <table:table-cell table:style-name="ACE-10" office:value-type="string">
            <text:p>WSGP500</text:p>
          </table:table-cell>
          <table:table-cell table:style-name="ACE-10" office:value-type="string">
            <text:p>WSGP600</text:p>
          </table:table-cell>
          <table:table-cell table:style-name="ACE-10" office:value-type="string">
            <text:p>WSGP800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2">
          <table:table-cell table:number-columns-spanned="2" table:style-name="ACE-9" office:value-type="string">
            <text:p>Приемное окно (мм)</text:p>
          </table:table-cell>
          <table:covered-table-cell/>
          <table:table-cell table:style-name="ACE-10" office:value-type="string">
            <text:p>230x200</text:p>
          </table:table-cell>
          <table:table-cell table:style-name="ACE-10" office:value-type="string">
            <text:p>310x200</text:p>
          </table:table-cell>
          <table:table-cell table:style-name="ACE-10" office:value-type="string">
            <text:p>410x235</text:p>
          </table:table-cell>
          <table:table-cell table:style-name="ACE-10" office:value-type="string">
            <text:p>515x290</text:p>
          </table:table-cell>
          <table:table-cell table:style-name="ACE-10" office:value-type="string">
            <text:p>610x320</text:p>
          </table:table-cell>
          <table:table-cell table:style-name="ACE-10" office:value-type="string">
            <text:p>815x470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2">
          <table:table-cell table:number-columns-spanned="2" table:style-name="ACE-9" office:value-type="string">
            <text:p>Производительность (кг/ч)</text:p>
          </table:table-cell>
          <table:covered-table-cell/>
          <table:table-cell table:style-name="ACE-10" office:value-type="string">
            <text:p>100-150</text:p>
          </table:table-cell>
          <table:table-cell table:style-name="ACE-10" office:value-type="string">
            <text:p>150-200</text:p>
          </table:table-cell>
          <table:table-cell table:style-name="ACE-10" office:value-type="string">
            <text:p>200-250</text:p>
          </table:table-cell>
          <table:table-cell table:style-name="ACE-10" office:value-type="string">
            <text:p>300-350</text:p>
          </table:table-cell>
          <table:table-cell table:style-name="ACE-10" office:value-type="string">
            <text:p>350-450</text:p>
          </table:table-cell>
          <table:table-cell table:style-name="ACE-10" office:value-type="string">
            <text:p>450-600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2">
          <table:table-cell table:number-columns-spanned="2" table:style-name="ACE-9" office:value-type="string">
            <text:p>Стационарные лезвия</text:p>
          </table:table-cell>
          <table:covered-table-cell/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4">
            <text:p>4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2">
          <table:table-cell table:number-columns-spanned="2" table:style-name="ACE-9" office:value-type="string">
            <text:p>Подвижные лезвия</text:p>
          </table:table-cell>
          <table:covered-table-cell/>
          <table:table-cell table:style-name="ACE-10" office:value-type="float" office:value="6">
            <text:p>6</text:p>
          </table:table-cell>
          <table:table-cell table:style-name="ACE-10" office:value-type="float" office:value="9">
            <text:p>9</text:p>
          </table:table-cell>
          <table:table-cell table:style-name="ACE-10" office:value-type="float" office:value="12">
            <text:p>12</text:p>
          </table:table-cell>
          <table:table-cell table:style-name="ACE-10" office:value-type="float" office:value="15">
            <text:p>1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24">
            <text:p>24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2">
          <table:table-cell table:number-rows-spanned="2" table:style-name="ACE-9" office:value-type="string">
            <text:p>Мощность</text:p>
          </table:table-cell>
          <table:table-cell table:style-name="ACE-9" office:value-type="string">
            <text:p>кВт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5.5">
            <text:p>5,5</text:p>
          </table:table-cell>
          <table:table-cell table:style-name="ACE-10" office:value-type="float" office:value="7.5">
            <text:p>7,5</text:p>
          </table:table-cell>
          <table:table-cell table:style-name="ACE-10" office:value-type="float" office:value="11">
            <text:p>11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22/30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2">
          <table:covered-table-cell/>
          <table:table-cell table:style-name="ACE-9" office:value-type="string">
            <text:p>л.с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7.5">
            <text:p>7,5</text:p>
          </table:table-cell>
          <table:table-cell table:style-name="ACE-10" office:value-type="float" office:value="10">
            <text:p>10</text:p>
          </table:table-cell>
          <table:table-cell table:style-name="ACE-10" office:value-type="float" office:value="15">
            <text:p>15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30/40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2">
          <table:table-cell table:number-columns-spanned="2" table:style-name="ACE-9" office:value-type="string">
            <text:p>Габариты (ДхШхВ см)</text:p>
          </table:table-cell>
          <table:covered-table-cell/>
          <table:table-cell table:style-name="ACE-10" office:value-type="string">
            <text:p>97x61x120</text:p>
          </table:table-cell>
          <table:table-cell table:style-name="ACE-10" office:value-type="string">
            <text:p>100x72x129</text:p>
          </table:table-cell>
          <table:table-cell table:style-name="ACE-10" office:value-type="string">
            <text:p>103x84x139</text:p>
          </table:table-cell>
          <table:table-cell table:style-name="ACE-10" office:value-type="string">
            <text:p>123x101x163</text:p>
          </table:table-cell>
          <table:table-cell table:style-name="ACE-10" office:value-type="string">
            <text:p>132x111x183</text:p>
          </table:table-cell>
          <table:table-cell table:style-name="ACE-10" office:value-type="string">
            <text:p>173x149x230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2">
          <table:table-cell table:number-columns-spanned="2" table:style-name="ACE-9" office:value-type="string">
            <text:p>Вес нетто (кг)</text:p>
          </table:table-cell>
          <table:covered-table-cell/>
          <table:table-cell table:style-name="ACE-10" office:value-type="float" office:value="290">
            <text:p>290</text:p>
          </table:table-cell>
          <table:table-cell table:style-name="ACE-10" office:value-type="float" office:value="435">
            <text:p>435</text:p>
          </table:table-cell>
          <table:table-cell table:style-name="ACE-10" office:value-type="float" office:value="500">
            <text:p>500</text:p>
          </table:table-cell>
          <table:table-cell table:style-name="ACE-10" office:value-type="float" office:value="900">
            <text:p>900</text:p>
          </table:table-cell>
          <table:table-cell table:style-name="ACE-10" office:value-type="float" office:value="970">
            <text:p>970</text:p>
          </table:table-cell>
          <table:table-cell table:style-name="ACE-10" office:value-type="float" office:value="2000">
            <text:p>2000</text:p>
          </table:table-cell>
          <table:table-cell table:number-columns-repeated="7" table:style-name="ACE-9"/>
          <table:table-cell table:number-columns-repeated="113" table:style-name="ACE-11"/>
        </table:table-row>
        <table:table-row table:style-name="AROW-0" table:number-rows-repeated="78">
          <table:table-cell table:number-columns-repeated="128"/>
        </table:table-row>
        <table:table-row table:style-name="AROW-0" table:number-rows-repeated="41">
          <table:table-cell table:number-columns-repeated="128" table:style-name="ACE-11"/>
        </table:table-row>
        <table:named-expressions>
          <table:named-expression table:name="Print_Area" table:expression="of:=#REF!" table:base-cell-address="$'WSGP'.$A$1"/>
          <table:named-expression table:name="Sheet_Title" table:expression="of:=&quot;WSGP&quot;" table:base-cell-address="$'WSGP'.$A$1"/>
        </table:named-expressions>
        <gnm:selections gnm:cursor-col="6" gnm:cursor-row="13">
          <gnm:selection gnm:start-col="6" gnm:start-row="13" gnm:end-col="6" gnm:end-row="13"/>
        </gnm:selections>
      </table:table>
      <table:table table:name="WSGE" table:style-name="ta-2" table:print="true">
        <office:forms form:automatic-focus="false" form:apply-design-mode="false">
          <form:form/>
        </office:forms>
        <table:table-column table:default-cell-style-name="ACE-12" table:style-name="ACOL-18"/>
        <table:table-column table:default-cell-style-name="ACE-12" table:style-name="ACOL-19" table:number-columns-repeated="2"/>
        <table:table-column table:default-cell-style-name="ACE-12" table:style-name="ACOL-20"/>
        <table:table-column table:default-cell-style-name="ACE-12" table:style-name="ACOL-21"/>
        <table:table-column table:default-cell-style-name="ACE-12" table:style-name="ACOL-15"/>
        <table:table-column table:default-cell-style-name="ACE-12" table:style-name="ACOL-16"/>
        <table:table-column table:default-cell-style-name="ACE-12" table:style-name="ACOL-14"/>
        <table:table-column table:default-cell-style-name="ACE-12" table:style-name="ACOL-22"/>
        <table:table-column table:default-cell-style-name="ACE-12" table:style-name="ACOL-23"/>
        <table:table-column table:default-cell-style-name="ACE-12" table:style-name="ACOL-17" table:number-columns-repeated="4"/>
        <table:table-column table:default-cell-style-name="ACE-14" table:style-name="ACOL-17" table:number-columns-repeated="114"/>
        <table:table-row table:style-name="AROW-2">
          <table:table-cell table:number-rows-spanned="2" table:style-name="ACE-12" office:value-type="string">
            <text:p>Модель</text:p>
          </table:table-cell>
          <table:table-cell table:number-rows-spanned="2" table:style-name="ACE-12" office:value-type="string">
            <text:p>Размер загрузочного окна (мм)</text:p>
          </table:table-cell>
          <table:table-cell table:number-rows-spanned="2" table:style-name="ACE-13" office:value-type="string">
            <text:p>Производительность (кг/ч)</text:p>
          </table:table-cell>
          <table:table-cell table:number-rows-spanned="2" table:style-name="ACE-13" office:value-type="string">
            <text:p>Неподвижная режущая пластина</text:p>
          </table:table-cell>
          <table:table-cell table:number-rows-spanned="2" table:style-name="ACE-13" office:value-type="string">
            <text:p>Дисковая режущая пластина</text:p>
          </table:table-cell>
          <table:table-cell table:number-columns-spanned="2" table:style-name="ACE-13" office:value-type="string">
            <text:p>Мощность</text:p>
          </table:table-cell>
          <table:covered-table-cell/>
          <table:table-cell table:number-rows-spanned="2" table:style-name="ACE-12" office:value-type="string">
            <text:p>Габариты </text:p>
          </table:table-cell>
          <table:table-cell table:number-rows-spanned="2" table:style-name="ACE-12" office:value-type="string">
            <text:p>Вес нетто</text:p>
          </table:table-cell>
          <table:table-cell table:number-rows-spanned="2" table:style-name="ACE-12" office:value-type="string">
            <text:p>Вентилятор</text:p>
          </table:table-cell>
          <table:table-cell table:number-columns-repeated="4" table:style-name="ACE-12"/>
          <table:table-cell table:number-columns-repeated="114" table:style-name="ACE-14"/>
        </table:table-row>
        <table:table-row table:style-name="AROW-2">
          <table:covered-table-cell table:number-columns-repeated="5"/>
          <table:table-cell table:style-name="ACE-13" office:value-type="string">
            <text:p>кВт</text:p>
          </table:table-cell>
          <table:table-cell table:style-name="ACE-13" office:value-type="string">
            <text:p>л.с.</text:p>
          </table:table-cell>
          <table:covered-table-cell table:number-columns-repeated="3"/>
          <table:table-cell table:number-columns-repeated="4" table:style-name="ACE-12"/>
          <table:table-cell table:number-columns-repeated="114" table:style-name="ACE-14"/>
        </table:table-row>
        <table:table-row table:style-name="AROW-2">
          <table:table-cell table:style-name="ACE-12" office:value-type="string">
            <text:p>WSGE400</text:p>
          </table:table-cell>
          <table:table-cell table:style-name="ACE-12" office:value-type="string">
            <text:p>410x235</text:p>
          </table:table-cell>
          <table:table-cell table:style-name="ACE-13" office:value-type="string">
            <text:p>80-120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7.5">
            <text:p>7,5</text:p>
          </table:table-cell>
          <table:table-cell table:style-name="ACE-13" office:value-type="float" office:value="10">
            <text:p>10</text:p>
          </table:table-cell>
          <table:table-cell table:style-name="ACE-12" office:value-type="string">
            <text:p>103x84x139</text:p>
          </table:table-cell>
          <table:table-cell table:style-name="ACE-12" office:value-type="float" office:value="520">
            <text:p>520</text:p>
          </table:table-cell>
          <table:table-cell table:style-name="ACE-12" office:value-type="float" office:value="2">
            <text:p>2</text:p>
          </table:table-cell>
          <table:table-cell table:number-columns-repeated="4" table:style-name="ACE-12"/>
          <table:table-cell table:number-columns-repeated="114" table:style-name="ACE-14"/>
        </table:table-row>
        <table:table-row table:style-name="AROW-2">
          <table:table-cell table:style-name="ACE-12" office:value-type="string">
            <text:p>WSGE600</text:p>
          </table:table-cell>
          <table:table-cell table:style-name="ACE-12" office:value-type="string">
            <text:p>610x320</text:p>
          </table:table-cell>
          <table:table-cell table:style-name="ACE-13" office:value-type="string">
            <text:p>130-230</text:p>
          </table:table-cell>
          <table:table-cell table:style-name="ACE-13" office:value-type="float" office:value="4">
            <text:p>4</text:p>
          </table:table-cell>
          <table:table-cell table:style-name="ACE-13" office:value-type="float" office:value="6">
            <text:p>6</text:p>
          </table:table-cell>
          <table:table-cell table:style-name="ACE-13" office:value-type="float" office:value="15">
            <text:p>15</text:p>
          </table:table-cell>
          <table:table-cell table:style-name="ACE-13" office:value-type="float" office:value="20">
            <text:p>20</text:p>
          </table:table-cell>
          <table:table-cell table:style-name="ACE-12" office:value-type="string">
            <text:p>132x111x183</text:p>
          </table:table-cell>
          <table:table-cell table:style-name="ACE-12" office:value-type="float" office:value="1100">
            <text:p>1100</text:p>
          </table:table-cell>
          <table:table-cell table:style-name="ACE-12" office:value-type="float" office:value="3">
            <text:p>3</text:p>
          </table:table-cell>
          <table:table-cell table:number-columns-repeated="4" table:style-name="ACE-12"/>
          <table:table-cell table:number-columns-repeated="114" table:style-name="ACE-14"/>
        </table:table-row>
        <table:table-row table:style-name="AROW-2">
          <table:table-cell table:style-name="ACE-12" office:value-type="string">
            <text:p>WSGE800</text:p>
          </table:table-cell>
          <table:table-cell table:style-name="ACE-12" office:value-type="string">
            <text:p>815x470</text:p>
          </table:table-cell>
          <table:table-cell table:style-name="ACE-13" office:value-type="string">
            <text:p>180-280</text:p>
          </table:table-cell>
          <table:table-cell table:style-name="ACE-13" office:value-type="float" office:value="4">
            <text:p>4</text:p>
          </table:table-cell>
          <table:table-cell table:style-name="ACE-13" office:value-type="float" office:value="6">
            <text:p>6</text:p>
          </table:table-cell>
          <table:table-cell table:style-name="ACE-13" office:value-type="float" office:value="22">
            <text:p>22</text:p>
          </table:table-cell>
          <table:table-cell table:style-name="ACE-13" office:value-type="float" office:value="30">
            <text:p>30</text:p>
          </table:table-cell>
          <table:table-cell table:style-name="ACE-12" office:value-type="string">
            <text:p>173x149x230</text:p>
          </table:table-cell>
          <table:table-cell table:style-name="ACE-12" office:value-type="float" office:value="2000">
            <text:p>2000</text:p>
          </table:table-cell>
          <table:table-cell table:style-name="ACE-12" office:value-type="float" office:value="4">
            <text:p>4</text:p>
          </table:table-cell>
          <table:table-cell table:number-columns-repeated="4" table:style-name="ACE-12"/>
          <table:table-cell table:number-columns-repeated="114" table:style-name="ACE-14"/>
        </table:table-row>
        <table:table-row table:style-name="AROW-2" table:number-rows-repeated="4">
          <table:table-cell table:number-columns-repeated="2" table:style-name="ACE-12"/>
          <table:table-cell table:number-columns-repeated="5" table:style-name="ACE-13"/>
          <table:table-cell table:number-columns-repeated="7" table:style-name="ACE-12"/>
          <table:table-cell table:number-columns-repeated="114" table:style-name="ACE-14"/>
        </table:table-row>
        <table:table-row table:style-name="AROW-4" table:number-rows-repeated="78">
          <table:table-cell table:number-columns-repeated="128"/>
        </table:table-row>
        <table:table-row table:style-name="AROW-4" table:number-rows-repeated="41">
          <table:table-cell table:number-columns-repeated="128" table:style-name="ACE-14"/>
        </table:table-row>
        <table:named-expressions>
          <table:named-expression table:name="Print_Area" table:expression="of:=#REF!" table:base-cell-address="$'WSGE'.$A$1"/>
          <table:named-expression table:name="Sheet_Title" table:expression="of:=&quot;WSGE&quot;" table:base-cell-address="$'WSGE'.$A$1"/>
        </table:named-expressions>
        <gnm:selections gnm:cursor-col="0" gnm:cursor-row="0">
          <gnm:selection gnm:start-col="0" gnm:start-row="0" gnm:end-col="9" gnm:end-row="15"/>
        </gnm:selections>
      </table:table>
      <table:table table:name="WSGJ" table:style-name="ta-3" table:print="true">
        <office:forms form:automatic-focus="false" form:apply-design-mode="false">
          <form:form/>
        </office:forms>
        <table:table-column table:default-cell-style-name="ACE-15" table:style-name="ACOL-18"/>
        <table:table-column table:default-cell-style-name="ACE-15" table:style-name="ACOL-19" table:number-columns-repeated="2"/>
        <table:table-column table:default-cell-style-name="ACE-15" table:style-name="ACOL-20"/>
        <table:table-column table:default-cell-style-name="ACE-15" table:style-name="ACOL-21"/>
        <table:table-column table:default-cell-style-name="ACE-15" table:style-name="ACOL-15"/>
        <table:table-column table:default-cell-style-name="ACE-15" table:style-name="ACOL-16"/>
        <table:table-column table:default-cell-style-name="ACE-15" table:style-name="ACOL-14"/>
        <table:table-column table:default-cell-style-name="ACE-15" table:style-name="ACOL-22"/>
        <table:table-column table:default-cell-style-name="ACE-15" table:style-name="ACOL-23"/>
        <table:table-column table:default-cell-style-name="ACE-15" table:style-name="ACOL-17" table:number-columns-repeated="3"/>
        <table:table-column table:default-cell-style-name="ACE-17" table:style-name="ACOL-17" table:number-columns-repeated="115"/>
        <table:table-row table:style-name="AROW-2">
          <table:table-cell table:style-name="ACE-15"/>
          <table:table-cell table:number-rows-spanned="2" table:style-name="ACE-15" office:value-type="string">
            <text:p>Модель</text:p>
          </table:table-cell>
          <table:table-cell table:number-rows-spanned="2" table:style-name="ACE-15" office:value-type="string">
            <text:p>Размер загрузочного окна (мм)</text:p>
          </table:table-cell>
          <table:table-cell table:number-rows-spanned="2" table:style-name="ACE-16" office:value-type="string">
            <text:p>Производительность (кг/ч)</text:p>
          </table:table-cell>
          <table:table-cell table:number-rows-spanned="2" table:style-name="ACE-16" office:value-type="string">
            <text:p>Неподвижная режущая пластина</text:p>
          </table:table-cell>
          <table:table-cell table:number-rows-spanned="2" table:style-name="ACE-16" office:value-type="string">
            <text:p>Дисковая режущая пластина</text:p>
          </table:table-cell>
          <table:table-cell table:number-columns-spanned="2" table:style-name="ACE-16" office:value-type="string">
            <text:p>Мощность</text:p>
          </table:table-cell>
          <table:covered-table-cell/>
          <table:table-cell table:number-rows-spanned="2" table:style-name="ACE-15" office:value-type="string">
            <text:p>Габариты </text:p>
          </table:table-cell>
          <table:table-cell table:number-rows-spanned="2" table:style-name="ACE-15" office:value-type="string">
            <text:p>Вес нетто</text:p>
          </table:table-cell>
          <table:table-cell table:number-columns-repeated="3" table:style-name="ACE-15"/>
          <table:table-cell table:number-columns-repeated="115" table:style-name="ACE-17"/>
        </table:table-row>
        <table:table-row table:style-name="AROW-2">
          <table:table-cell table:style-name="ACE-15"/>
          <table:covered-table-cell table:number-columns-repeated="5"/>
          <table:table-cell table:style-name="ACE-16" office:value-type="string">
            <text:p>кВт</text:p>
          </table:table-cell>
          <table:table-cell table:style-name="ACE-16" office:value-type="string">
            <text:p>л.с.</text:p>
          </table:table-cell>
          <table:covered-table-cell table:number-columns-repeated="2"/>
          <table:table-cell table:number-columns-repeated="3" table:style-name="ACE-15"/>
          <table:table-cell table:number-columns-repeated="115" table:style-name="ACE-17"/>
        </table:table-row>
        <table:table-row table:style-name="AROW-2">
          <table:table-cell table:style-name="ACE-15"/>
          <table:table-cell table:style-name="ACE-15" office:value-type="string">
            <text:p>WSGJ230</text:p>
          </table:table-cell>
          <table:table-cell table:style-name="ACE-15" office:value-type="string">
            <text:p>230x215</text:p>
          </table:table-cell>
          <table:table-cell table:style-name="ACE-16" office:value-type="string">
            <text:p>100-150</text:p>
          </table:table-cell>
          <table:table-cell table:style-name="ACE-16" office:value-type="float" office:value="2">
            <text:p>2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4">
            <text:p>4</text:p>
          </table:table-cell>
          <table:table-cell table:style-name="ACE-16" office:value-type="float" office:value="5">
            <text:p>5</text:p>
          </table:table-cell>
          <table:table-cell table:style-name="ACE-15" office:value-type="string">
            <text:p>100x72x149</text:p>
          </table:table-cell>
          <table:table-cell table:style-name="ACE-15" office:value-type="float" office:value="500">
            <text:p>500</text:p>
          </table:table-cell>
          <table:table-cell table:number-columns-repeated="3" table:style-name="ACE-15"/>
          <table:table-cell table:number-columns-repeated="115" table:style-name="ACE-17"/>
        </table:table-row>
        <table:table-row table:style-name="AROW-2">
          <table:table-cell table:style-name="ACE-15"/>
          <table:table-cell table:style-name="ACE-15" office:value-type="string">
            <text:p>WSGJ400</text:p>
          </table:table-cell>
          <table:table-cell table:style-name="ACE-15" office:value-type="string">
            <text:p>410x270</text:p>
          </table:table-cell>
          <table:table-cell table:style-name="ACE-16" office:value-type="string">
            <text:p>200-250</text:p>
          </table:table-cell>
          <table:table-cell table:style-name="ACE-16" office:value-type="float" office:value="2">
            <text:p>2</text:p>
          </table:table-cell>
          <table:table-cell table:style-name="ACE-16" office:value-type="float" office:value="12">
            <text:p>12</text:p>
          </table:table-cell>
          <table:table-cell table:style-name="ACE-16" office:value-type="float" office:value="7.5">
            <text:p>7,5</text:p>
          </table:table-cell>
          <table:table-cell table:style-name="ACE-16" office:value-type="float" office:value="10">
            <text:p>10</text:p>
          </table:table-cell>
          <table:table-cell table:style-name="ACE-15" office:value-type="string">
            <text:p>118x93x170</text:p>
          </table:table-cell>
          <table:table-cell table:style-name="ACE-15" office:value-type="float" office:value="800">
            <text:p>800</text:p>
          </table:table-cell>
          <table:table-cell table:number-columns-repeated="3" table:style-name="ACE-15"/>
          <table:table-cell table:number-columns-repeated="115" table:style-name="ACE-17"/>
        </table:table-row>
        <table:table-row table:style-name="AROW-2">
          <table:table-cell table:style-name="ACE-15"/>
          <table:table-cell table:style-name="ACE-15" office:value-type="string">
            <text:p>WSGJ500</text:p>
          </table:table-cell>
          <table:table-cell table:style-name="ACE-15" office:value-type="string">
            <text:p>520x320</text:p>
          </table:table-cell>
          <table:table-cell table:style-name="ACE-16" office:value-type="string">
            <text:p>300-350</text:p>
          </table:table-cell>
          <table:table-cell table:style-name="ACE-16" office:value-type="float" office:value="2">
            <text:p>2</text:p>
          </table:table-cell>
          <table:table-cell table:style-name="ACE-16" office:value-type="float" office:value="15">
            <text:p>15</text:p>
          </table:table-cell>
          <table:table-cell table:style-name="ACE-16" office:value-type="float" office:value="11">
            <text:p>11</text:p>
          </table:table-cell>
          <table:table-cell table:style-name="ACE-16" office:value-type="float" office:value="15">
            <text:p>15</text:p>
          </table:table-cell>
          <table:table-cell table:style-name="ACE-15" office:value-type="string">
            <text:p>130x106x196</text:p>
          </table:table-cell>
          <table:table-cell table:style-name="ACE-15" office:value-type="float" office:value="1100">
            <text:p>1100</text:p>
          </table:table-cell>
          <table:table-cell table:number-columns-repeated="3" table:style-name="ACE-15"/>
          <table:table-cell table:number-columns-repeated="115" table:style-name="ACE-17"/>
        </table:table-row>
        <table:table-row table:style-name="AROW-2">
          <table:table-cell table:style-name="ACE-15"/>
          <table:table-cell table:style-name="ACE-15" office:value-type="string">
            <text:p>WSGJ600</text:p>
          </table:table-cell>
          <table:table-cell table:style-name="ACE-15" office:value-type="string">
            <text:p>620x340</text:p>
          </table:table-cell>
          <table:table-cell table:style-name="ACE-16" office:value-type="string">
            <text:p>350-450</text:p>
          </table:table-cell>
          <table:table-cell table:style-name="ACE-16" office:value-type="float" office:value="4">
            <text:p>4</text:p>
          </table:table-cell>
          <table:table-cell table:style-name="ACE-16" office:value-type="float" office:value="18">
            <text:p>18</text:p>
          </table:table-cell>
          <table:table-cell table:style-name="ACE-16" office:value-type="float" office:value="15">
            <text:p>15</text:p>
          </table:table-cell>
          <table:table-cell table:style-name="ACE-16" office:value-type="float" office:value="20">
            <text:p>20</text:p>
          </table:table-cell>
          <table:table-cell table:style-name="ACE-15" office:value-type="string">
            <text:p>136x116x213</text:p>
          </table:table-cell>
          <table:table-cell table:style-name="ACE-15" office:value-type="float" office:value="1350">
            <text:p>1350</text:p>
          </table:table-cell>
          <table:table-cell table:number-columns-repeated="3" table:style-name="ACE-15"/>
          <table:table-cell table:number-columns-repeated="115" table:style-name="ACE-17"/>
        </table:table-row>
        <table:table-row table:style-name="AROW-2">
          <table:table-cell table:style-name="ACE-15"/>
          <table:table-cell table:style-name="ACE-15" office:value-type="string">
            <text:p>WSGJ800</text:p>
          </table:table-cell>
          <table:table-cell table:style-name="ACE-15" office:value-type="string">
            <text:p>815x480</text:p>
          </table:table-cell>
          <table:table-cell table:style-name="ACE-16" office:value-type="string">
            <text:p>450-600</text:p>
          </table:table-cell>
          <table:table-cell table:style-name="ACE-16" office:value-type="float" office:value="4">
            <text:p>4</text:p>
          </table:table-cell>
          <table:table-cell table:style-name="ACE-16" office:value-type="float" office:value="24">
            <text:p>24</text:p>
          </table:table-cell>
          <table:table-cell table:style-name="ACE-16" office:value-type="float" office:value="22">
            <text:p>22</text:p>
          </table:table-cell>
          <table:table-cell table:style-name="ACE-16" office:value-type="float" office:value="30">
            <text:p>30</text:p>
          </table:table-cell>
          <table:table-cell table:style-name="ACE-15" office:value-type="string">
            <text:p>185x154x268</text:p>
          </table:table-cell>
          <table:table-cell table:style-name="ACE-15" office:value-type="float" office:value="2250">
            <text:p>2250</text:p>
          </table:table-cell>
          <table:table-cell table:number-columns-repeated="3" table:style-name="ACE-15"/>
          <table:table-cell table:number-columns-repeated="115" table:style-name="ACE-17"/>
        </table:table-row>
        <table:table-row table:style-name="AROW-2" table:number-rows-repeated="2">
          <table:table-cell table:number-columns-repeated="3" table:style-name="ACE-15"/>
          <table:table-cell table:number-columns-repeated="5" table:style-name="ACE-16"/>
          <table:table-cell table:number-columns-repeated="5" table:style-name="ACE-15"/>
          <table:table-cell table:number-columns-repeated="115" table:style-name="ACE-17"/>
        </table:table-row>
        <table:table-row table:style-name="AROW-4" table:number-rows-repeated="78">
          <table:table-cell table:number-columns-repeated="128"/>
        </table:table-row>
        <table:table-row table:style-name="AROW-4" table:number-rows-repeated="41">
          <table:table-cell table:number-columns-repeated="128" table:style-name="ACE-17"/>
        </table:table-row>
        <table:named-expressions>
          <table:named-expression table:name="Print_Area" table:expression="of:=#REF!" table:base-cell-address="$'WSGJ'.$A$1"/>
          <table:named-expression table:name="Sheet_Title" table:expression="of:=&quot;WSGJ&quot;" table:base-cell-address="$'WSGJ'.$A$1"/>
        </table:named-expressions>
        <gnm:selections gnm:cursor-col="10" gnm:cursor-row="0">
          <gnm:selection gnm:start-col="10" gnm:start-row="0" gnm:end-col="10" gnm:end-row="127"/>
        </gnm:selections>
      </table:table>
      <table:table table:name="WSGO" table:style-name="ta-4" table:print="true">
        <office:forms form:automatic-focus="false" form:apply-design-mode="false">
          <form:form/>
        </office:forms>
        <table:table-column table:default-cell-style-name="ACE-18" table:style-name="ACOL-18"/>
        <table:table-column table:default-cell-style-name="ACE-18" table:style-name="ACOL-24"/>
        <table:table-column table:default-cell-style-name="ACE-18" table:style-name="ACOL-19"/>
        <table:table-column table:default-cell-style-name="ACE-18" table:style-name="ACOL-20"/>
        <table:table-column table:default-cell-style-name="ACE-18" table:style-name="ACOL-21"/>
        <table:table-column table:default-cell-style-name="ACE-18" table:style-name="ACOL-16"/>
        <table:table-column table:default-cell-style-name="ACE-18" table:style-name="ACOL-14"/>
        <table:table-column table:default-cell-style-name="ACE-18" table:style-name="ACOL-22"/>
        <table:table-column table:default-cell-style-name="ACE-18" table:style-name="ACOL-23"/>
        <table:table-column table:default-cell-style-name="ACE-18" table:style-name="ACOL-17" table:number-columns-repeated="3"/>
        <table:table-column table:default-cell-style-name="ACE-20" table:style-name="ACOL-17" table:number-columns-repeated="116"/>
        <table:table-row table:style-name="AROW-2">
          <table:table-cell table:style-name="ACE-18"/>
          <table:table-cell table:number-rows-spanned="2" table:style-name="ACE-18" office:value-type="string">
            <text:p>Модель</text:p>
          </table:table-cell>
          <table:table-cell table:number-rows-spanned="2" table:style-name="ACE-18" office:value-type="string">
            <text:p>Размер загрузочного окна (мм)</text:p>
          </table:table-cell>
          <table:table-cell table:number-rows-spanned="2" table:style-name="ACE-19" office:value-type="string">
            <text:p>Производительность (кг/ч)</text:p>
          </table:table-cell>
          <table:table-cell table:number-rows-spanned="2" table:style-name="ACE-19" office:value-type="string">
            <text:p>Число оборотов</text:p>
          </table:table-cell>
          <table:table-cell table:number-columns-spanned="2" table:style-name="ACE-19" office:value-type="string">
            <text:p>Мощность</text:p>
          </table:table-cell>
          <table:covered-table-cell/>
          <table:table-cell table:number-rows-spanned="2" table:style-name="ACE-18" office:value-type="string">
            <text:p>Габариты </text:p>
          </table:table-cell>
          <table:table-cell table:number-rows-spanned="2" table:style-name="ACE-18" office:value-type="string">
            <text:p>Вес нетто</text:p>
          </table:table-cell>
          <table:table-cell table:number-columns-repeated="3" table:style-name="ACE-18"/>
          <table:table-cell table:number-columns-repeated="116" table:style-name="ACE-20"/>
        </table:table-row>
        <table:table-row table:style-name="AROW-2">
          <table:table-cell table:style-name="ACE-18"/>
          <table:covered-table-cell table:number-columns-repeated="4"/>
          <table:table-cell table:style-name="ACE-19" office:value-type="string">
            <text:p>кВт</text:p>
          </table:table-cell>
          <table:table-cell table:style-name="ACE-19" office:value-type="string">
            <text:p>л.с.</text:p>
          </table:table-cell>
          <table:covered-table-cell table:number-columns-repeated="2"/>
          <table:table-cell table:number-columns-repeated="3" table:style-name="ACE-18"/>
          <table:table-cell table:number-columns-repeated="116" table:style-name="ACE-20"/>
        </table:table-row>
        <table:table-row table:style-name="AROW-2">
          <table:table-cell table:style-name="ACE-18"/>
          <table:table-cell table:style-name="ACE-18" office:value-type="string">
            <text:p>WSGO240</text:p>
          </table:table-cell>
          <table:table-cell table:style-name="ACE-18" office:value-type="string">
            <text:p>256x240</text:p>
          </table:table-cell>
          <table:table-cell table:style-name="ACE-19" office:value-type="string">
            <text:p>15-25</text:p>
          </table:table-cell>
          <table:table-cell table:style-name="ACE-19" office:value-type="float" office:value="25">
            <text:p>25</text:p>
          </table:table-cell>
          <table:table-cell table:style-name="ACE-19" office:value-type="float" office:value="1.5">
            <text:p>1,5</text:p>
          </table:table-cell>
          <table:table-cell table:style-name="ACE-19" office:value-type="float" office:value="2">
            <text:p>2</text:p>
          </table:table-cell>
          <table:table-cell table:style-name="ACE-18" office:value-type="string">
            <text:p>76x52x123</text:p>
          </table:table-cell>
          <table:table-cell table:style-name="ACE-18" office:value-type="float" office:value="260">
            <text:p>260</text:p>
          </table:table-cell>
          <table:table-cell table:number-columns-repeated="3" table:style-name="ACE-18"/>
          <table:table-cell table:number-columns-repeated="116" table:style-name="ACE-20"/>
        </table:table-row>
        <table:table-row table:style-name="AROW-2">
          <table:table-cell table:style-name="ACE-18"/>
          <table:table-cell table:style-name="ACE-18" office:value-type="string">
            <text:p>WSGO370</text:p>
          </table:table-cell>
          <table:table-cell table:style-name="ACE-18" office:value-type="string">
            <text:p>375x270</text:p>
          </table:table-cell>
          <table:table-cell table:style-name="ACE-19" office:value-type="string">
            <text:p>30-50</text:p>
          </table:table-cell>
          <table:table-cell table:style-name="ACE-19" office:value-type="float" office:value="25">
            <text:p>25</text:p>
          </table:table-cell>
          <table:table-cell table:style-name="ACE-19" office:value-type="float" office:value="2.2000000000000002">
            <text:p>2,2</text:p>
          </table:table-cell>
          <table:table-cell table:style-name="ACE-19" office:value-type="float" office:value="3">
            <text:p>3</text:p>
          </table:table-cell>
          <table:table-cell table:style-name="ACE-18" office:value-type="string">
            <text:p>94x54x137</text:p>
          </table:table-cell>
          <table:table-cell table:style-name="ACE-18" office:value-type="float" office:value="380">
            <text:p>380</text:p>
          </table:table-cell>
          <table:table-cell table:number-columns-repeated="3" table:style-name="ACE-18"/>
          <table:table-cell table:number-columns-repeated="116" table:style-name="ACE-20"/>
        </table:table-row>
        <table:table-row table:style-name="AROW-2" table:number-rows-repeated="5">
          <table:table-cell table:number-columns-repeated="3" table:style-name="ACE-18"/>
          <table:table-cell table:number-columns-repeated="4" table:style-name="ACE-19"/>
          <table:table-cell table:number-columns-repeated="5" table:style-name="ACE-18"/>
          <table:table-cell table:number-columns-repeated="116" table:style-name="ACE-20"/>
        </table:table-row>
        <table:table-row table:style-name="AROW-4" table:number-rows-repeated="78">
          <table:table-cell table:number-columns-repeated="128"/>
        </table:table-row>
        <table:table-row table:style-name="AROW-4" table:number-rows-repeated="41">
          <table:table-cell table:number-columns-repeated="128" table:style-name="ACE-20"/>
        </table:table-row>
        <table:named-expressions>
          <table:named-expression table:name="Print_Area" table:expression="of:=#REF!" table:base-cell-address="$'WSGO'.$A$1"/>
          <table:named-expression table:name="Sheet_Title" table:expression="of:=&quot;WSGO&quot;" table:base-cell-address="$'WSGO'.$A$1"/>
        </table:named-expressions>
        <gnm:selections gnm:cursor-col="8" gnm:cursor-row="5">
          <gnm:selection gnm:start-col="8" gnm:start-row="5" gnm:end-col="8" gnm:end-row="5"/>
        </gnm:selections>
      </table:table>
      <table:table table:name="WSGM" table:style-name="ta-5" table:print="true">
        <office:forms form:automatic-focus="false" form:apply-design-mode="false">
          <form:form/>
        </office:forms>
        <table:table-column table:default-cell-style-name="ACE-21" table:style-name="ACOL-18"/>
        <table:table-column table:default-cell-style-name="ACE-21" table:style-name="ACOL-24"/>
        <table:table-column table:default-cell-style-name="ACE-21" table:style-name="ACOL-19"/>
        <table:table-column table:default-cell-style-name="ACE-21" table:style-name="ACOL-20"/>
        <table:table-column table:default-cell-style-name="ACE-21" table:style-name="ACOL-21"/>
        <table:table-column table:default-cell-style-name="ACE-21" table:style-name="ACOL-16"/>
        <table:table-column table:default-cell-style-name="ACE-21" table:style-name="ACOL-14"/>
        <table:table-column table:default-cell-style-name="ACE-21" table:style-name="ACOL-22"/>
        <table:table-column table:default-cell-style-name="ACE-21" table:style-name="ACOL-23"/>
        <table:table-column table:default-cell-style-name="ACE-21" table:style-name="ACOL-17" table:number-columns-repeated="3"/>
        <table:table-column table:default-cell-style-name="ACE-23" table:style-name="ACOL-17" table:number-columns-repeated="116"/>
        <table:table-row table:style-name="AROW-2">
          <table:table-cell table:style-name="ACE-21"/>
          <table:table-cell table:number-rows-spanned="2" table:style-name="ACE-21" office:value-type="string">
            <text:p>Модель</text:p>
          </table:table-cell>
          <table:table-cell table:number-rows-spanned="2" table:style-name="ACE-21" office:value-type="string">
            <text:p>Размер загрузочного окна (мм)</text:p>
          </table:table-cell>
          <table:table-cell table:number-rows-spanned="2" table:style-name="ACE-22" office:value-type="string">
            <text:p>Производительность (кг/ч)</text:p>
          </table:table-cell>
          <table:table-cell table:number-rows-spanned="2" table:style-name="ACE-22" office:value-type="string">
            <text:p>Число оборотов</text:p>
          </table:table-cell>
          <table:table-cell table:number-columns-spanned="2" table:style-name="ACE-22" office:value-type="string">
            <text:p>Мощность</text:p>
          </table:table-cell>
          <table:covered-table-cell/>
          <table:table-cell table:number-rows-spanned="2" table:style-name="ACE-21" office:value-type="string">
            <text:p>Габариты </text:p>
          </table:table-cell>
          <table:table-cell table:number-rows-spanned="2" table:style-name="ACE-21" office:value-type="string">
            <text:p>Вес нетто</text:p>
          </table:table-cell>
          <table:table-cell table:number-rows-spanned="2" table:style-name="ACE-21" office:value-type="string">
            <text:p>Неподвижная режущая пластина</text:p>
          </table:table-cell>
          <table:table-cell table:number-rows-spanned="2" table:style-name="ACE-21" office:value-type="string">
            <text:p>Дисковая режущая пластина</text:p>
          </table:table-cell>
          <table:table-cell table:number-rows-spanned="2" table:style-name="ACE-21" office:value-type="string">
            <text:p>Suction Blower</text:p>
          </table:table-cell>
          <table:table-cell table:number-columns-repeated="116" table:style-name="ACE-23"/>
        </table:table-row>
        <table:table-row table:style-name="AROW-2">
          <table:table-cell table:style-name="ACE-21"/>
          <table:covered-table-cell table:number-columns-repeated="4"/>
          <table:table-cell table:style-name="ACE-22" office:value-type="string">
            <text:p>кВт</text:p>
          </table:table-cell>
          <table:table-cell table:style-name="ACE-22" office:value-type="string">
            <text:p>л.с.</text:p>
          </table:table-cell>
          <table:covered-table-cell table:number-columns-repeated="5"/>
          <table:table-cell table:number-columns-repeated="116" table:style-name="ACE-23"/>
        </table:table-row>
        <table:table-row table:style-name="AROW-2">
          <table:table-cell table:style-name="ACE-21"/>
          <table:table-cell table:style-name="ACE-21" office:value-type="string">
            <text:p>WSGM250</text:p>
          </table:table-cell>
          <table:table-cell table:style-name="ACE-21" office:value-type="string">
            <text:p>250x200</text:p>
          </table:table-cell>
          <table:table-cell table:style-name="ACE-22" office:value-type="string">
            <text:p>100-150</text:p>
          </table:table-cell>
          <table:table-cell table:style-name="ACE-22" office:value-type="float" office:value="300">
            <text:p>300</text:p>
          </table:table-cell>
          <table:table-cell table:style-name="ACE-22" office:value-type="string">
            <text:p>2,2/4</text:p>
          </table:table-cell>
          <table:table-cell table:style-name="ACE-22" office:value-type="date" office:date-value="2020-05-03">
            <text:p>3.5.2020</text:p>
          </table:table-cell>
          <table:table-cell table:style-name="ACE-21" office:value-type="string">
            <text:p>87x63x134</text:p>
          </table:table-cell>
          <table:table-cell table:style-name="ACE-21" office:value-type="float" office:value="365">
            <text:p>365</text:p>
          </table:table-cell>
          <table:table-cell table:style-name="ACE-21" office:value-type="float" office:value="2">
            <text:p>2</text:p>
          </table:table-cell>
          <table:table-cell table:style-name="ACE-21" office:value-type="float" office:value="12">
            <text:p>12</text:p>
          </table:table-cell>
          <table:table-cell table:style-name="ACE-21" office:value-type="float" office:value="1.5">
            <text:p>1,5</text:p>
          </table:table-cell>
          <table:table-cell table:number-columns-repeated="116" table:style-name="ACE-23"/>
        </table:table-row>
        <table:table-row table:style-name="AROW-2" table:number-rows-repeated="5">
          <table:table-cell table:number-columns-repeated="3" table:style-name="ACE-21"/>
          <table:table-cell table:number-columns-repeated="4" table:style-name="ACE-22"/>
          <table:table-cell table:number-columns-repeated="5" table:style-name="ACE-21"/>
          <table:table-cell table:number-columns-repeated="116" table:style-name="ACE-23"/>
        </table:table-row>
        <table:table-row table:style-name="AROW-4" table:number-rows-repeated="78">
          <table:table-cell table:number-columns-repeated="128"/>
        </table:table-row>
        <table:table-row table:style-name="AROW-4" table:number-rows-repeated="42">
          <table:table-cell table:number-columns-repeated="128" table:style-name="ACE-23"/>
        </table:table-row>
        <table:named-expressions>
          <table:named-expression table:name="Print_Area" table:expression="of:=#REF!" table:base-cell-address="$'WSGM'.$A$1"/>
          <table:named-expression table:name="Sheet_Title" table:expression="of:=&quot;WSGM&quot;" table:base-cell-address="$'WSGM'.$A$1"/>
        </table:named-expressions>
        <gnm:selections gnm:cursor-col="12" gnm:cursor-row="11">
          <gnm:selection gnm:start-col="12" gnm:start-row="11" gnm:end-col="12" gnm:end-row="11"/>
        </gnm:selections>
      </table:table>
      <table:table table:name="WSGI" table:style-name="ta-6" table:print="true">
        <office:forms form:automatic-focus="false" form:apply-design-mode="false">
          <form:form/>
        </office:forms>
        <table:table-column table:default-cell-style-name="ACE-24" table:style-name="ACOL-18"/>
        <table:table-column table:default-cell-style-name="ACE-24" table:style-name="ACOL-24"/>
        <table:table-column table:default-cell-style-name="ACE-24" table:style-name="ACOL-19"/>
        <table:table-column table:default-cell-style-name="ACE-24" table:style-name="ACOL-20"/>
        <table:table-column table:default-cell-style-name="ACE-24" table:style-name="ACOL-21"/>
        <table:table-column table:default-cell-style-name="ACE-24" table:style-name="ACOL-16"/>
        <table:table-column table:default-cell-style-name="ACE-24" table:style-name="ACOL-14"/>
        <table:table-column table:default-cell-style-name="ACE-24" table:style-name="ACOL-22"/>
        <table:table-column table:default-cell-style-name="ACE-24" table:style-name="ACOL-23"/>
        <table:table-column table:default-cell-style-name="ACE-24" table:style-name="ACOL-17" table:number-columns-repeated="2"/>
        <table:table-column table:default-cell-style-name="ACE-26" table:style-name="ACOL-17" table:number-columns-repeated="117"/>
        <table:table-row table:style-name="AROW-2">
          <table:table-cell table:style-name="ACE-24"/>
          <table:table-cell table:number-rows-spanned="2" table:style-name="ACE-24" office:value-type="string">
            <text:p>Модель</text:p>
          </table:table-cell>
          <table:table-cell table:number-rows-spanned="2" table:style-name="ACE-24" office:value-type="string">
            <text:p>Размер загрузочного окна (мм)</text:p>
          </table:table-cell>
          <table:table-cell table:number-rows-spanned="2" table:style-name="ACE-25" office:value-type="string">
            <text:p>Производительность (кг/ч)</text:p>
          </table:table-cell>
          <table:table-cell table:number-rows-spanned="2" table:style-name="ACE-25" office:value-type="string">
            <text:p>Число оборотов</text:p>
          </table:table-cell>
          <table:table-cell table:number-columns-spanned="2" table:style-name="ACE-25" office:value-type="string">
            <text:p>Мощность</text:p>
          </table:table-cell>
          <table:covered-table-cell/>
          <table:table-cell table:number-rows-spanned="2" table:style-name="ACE-24" office:value-type="string">
            <text:p>Габариты </text:p>
          </table:table-cell>
          <table:table-cell table:number-rows-spanned="2" table:style-name="ACE-24" office:value-type="string">
            <text:p>Вес нетто</text:p>
          </table:table-cell>
          <table:table-cell table:number-rows-spanned="2" table:style-name="ACE-24" office:value-type="string">
            <text:p>Неподвижная режущая пластина</text:p>
          </table:table-cell>
          <table:table-cell table:number-rows-spanned="2" table:style-name="ACE-24" office:value-type="string">
            <text:p>Дисковая режущая пластина</text:p>
          </table:table-cell>
          <table:table-cell table:number-columns-repeated="117" table:style-name="ACE-26"/>
        </table:table-row>
        <table:table-row table:style-name="AROW-2">
          <table:table-cell table:style-name="ACE-24"/>
          <table:covered-table-cell table:number-columns-repeated="4"/>
          <table:table-cell table:style-name="ACE-25" office:value-type="string">
            <text:p>кВт</text:p>
          </table:table-cell>
          <table:table-cell table:style-name="ACE-25" office:value-type="string">
            <text:p>л.с.</text:p>
          </table:table-cell>
          <table:covered-table-cell table:number-columns-repeated="4"/>
          <table:table-cell table:number-columns-repeated="117" table:style-name="ACE-26"/>
        </table:table-row>
        <table:table-row table:style-name="AROW-2">
          <table:table-cell table:style-name="ACE-24"/>
          <table:table-cell table:style-name="ACE-24" office:value-type="string">
            <text:p>WSGI-180</text:p>
          </table:table-cell>
          <table:table-cell table:style-name="ACE-24" office:value-type="string">
            <text:p>180x170</text:p>
          </table:table-cell>
          <table:table-cell table:style-name="ACE-25" office:value-type="string">
            <text:p>40-70</text:p>
          </table:table-cell>
          <table:table-cell table:style-name="ACE-25" office:value-type="float" office:value="380">
            <text:p>380</text:p>
          </table:table-cell>
          <table:table-cell table:style-name="ACE-25" office:value-type="float" office:value="1.1000000000000001">
            <text:p>1,1</text:p>
          </table:table-cell>
          <table:table-cell table:style-name="ACE-25" office:value-type="float" office:value="1.5">
            <text:p>1,5</text:p>
          </table:table-cell>
          <table:table-cell table:style-name="ACE-24" office:value-type="string">
            <text:p>69x42x113</text:p>
          </table:table-cell>
          <table:table-cell table:style-name="ACE-24" office:value-type="float" office:value="135">
            <text:p>135</text:p>
          </table:table-cell>
          <table:table-cell table:style-name="ACE-24" office:value-type="float" office:value="2">
            <text:p>2</text:p>
          </table:table-cell>
          <table:table-cell table:style-name="ACE-24" office:value-type="float" office:value="9">
            <text:p>9</text:p>
          </table:table-cell>
          <table:table-cell table:number-columns-repeated="117" table:style-name="ACE-26"/>
        </table:table-row>
        <table:table-row table:style-name="AROW-2">
          <table:table-cell table:style-name="ACE-24"/>
          <table:table-cell table:style-name="ACE-24" office:value-type="string">
            <text:p>WSGI-210</text:p>
          </table:table-cell>
          <table:table-cell table:style-name="ACE-24" office:value-type="string">
            <text:p>210-200</text:p>
          </table:table-cell>
          <table:table-cell table:style-name="ACE-25" office:value-type="string">
            <text:p>50-90</text:p>
          </table:table-cell>
          <table:table-cell table:style-name="ACE-25" office:value-type="float" office:value="250">
            <text:p>250</text:p>
          </table:table-cell>
          <table:table-cell table:style-name="ACE-25" office:value-type="float" office:value="1.5">
            <text:p>1,5</text:p>
          </table:table-cell>
          <table:table-cell table:style-name="ACE-25" office:value-type="float" office:value="2">
            <text:p>2</text:p>
          </table:table-cell>
          <table:table-cell table:style-name="ACE-24" office:value-type="string">
            <text:p>93x49x140</text:p>
          </table:table-cell>
          <table:table-cell table:style-name="ACE-24" office:value-type="float" office:value="220">
            <text:p>220</text:p>
          </table:table-cell>
          <table:table-cell table:style-name="ACE-24" office:value-type="float" office:value="2">
            <text:p>2</text:p>
          </table:table-cell>
          <table:table-cell table:style-name="ACE-24" office:value-type="float" office:value="9">
            <text:p>9</text:p>
          </table:table-cell>
          <table:table-cell table:number-columns-repeated="117" table:style-name="ACE-26"/>
        </table:table-row>
        <table:table-row table:style-name="AROW-2" table:number-rows-repeated="3">
          <table:table-cell table:number-columns-repeated="3" table:style-name="ACE-24"/>
          <table:table-cell table:number-columns-repeated="4" table:style-name="ACE-25"/>
          <table:table-cell table:number-columns-repeated="4" table:style-name="ACE-24"/>
          <table:table-cell table:number-columns-repeated="117" table:style-name="ACE-26"/>
        </table:table-row>
        <table:table-row table:style-name="AROW-4" table:number-rows-repeated="78">
          <table:table-cell table:number-columns-repeated="128"/>
        </table:table-row>
        <table:table-row table:style-name="AROW-4" table:number-rows-repeated="43">
          <table:table-cell table:number-columns-repeated="128" table:style-name="ACE-26"/>
        </table:table-row>
        <table:named-expressions>
          <table:named-expression table:name="Print_Area" table:expression="of:=#REF!" table:base-cell-address="$'WSGI'.$A$1"/>
          <table:named-expression table:name="Sheet_Title" table:expression="of:=&quot;WSGI&quot;" table:base-cell-address="$'WSGI'.$A$1"/>
        </table:named-expressions>
        <gnm:selections gnm:cursor-col="11" gnm:cursor-row="0">
          <gnm:selection gnm:start-col="11" gnm:start-row="0" gnm:end-col="11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4pt" svg:height="21.259842519685034pt" style:dynamic-spacing="true"/>
      </style:header-style>
      <style:footer-style>
        <style:header-footer-properties fo:border="none" style:shadow="none" fo:padding="0pt" fo:margin="0pt" fo:min-height="21.259842519685034pt" svg:height="21.259842519685034pt" style:dynamic-spacing="true"/>
      </style:footer-style>
    </style:page-layout>
  </office:automatic-styles>
  <office:master-styles>
    <style:master-page style:name="ta-mp-0" style:display-name="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раница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WSGP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раница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WSG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раница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WSGJ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раница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WSGO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раница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WSGM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раница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WSGI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раница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1-22T21:11:54Z</dc:date>
    <meta:creation-date>2020-01-13T02:12:31Z</meta:creation-date>
    <meta:editing-cycles>6</meta:editing-cycles>
    <meta:editing-duration>PT44M59S</meta:editing-duration>
    <meta:generator>gnumeric/1.12.35</meta:generator>
  </office:meta>
</office:document-meta>
</file>